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.getProvider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getPropert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getProviders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setProperty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removeProvid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getProvi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getProvid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addProvider( java . security . Provi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insertProviderAt( java . security . Provider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.Secu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